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justify" style:justify-single-word="false"/>
    </style:style>
    <style:style style:name="T1"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nned but not Vanished </text:p>
      <text:p text:style-name="P3"><text:tab/>“Nuremberg” is a World War II 16 mm documentary film which outlines the atrocious crimes of German leaders and educates the world about the Nazis' invasion over Europe. The film contains pictures of the camps and “the essential facts of the rise and fall of the Nazi Party from 1922 to 1945” <text:s/>(Letter to H.J. Kellerman). The production of the film was primarily shown in Western Germany in order to inform the German civilians as to what the government ordered Nazis to do to Jewish men and women and also other innocent victims, in which occurred in Nuremberg, Germany. <text:s/>Men such as Hermann Goering, Heinrich Himmler, and Albert Speer were tried in the Nuremberg Trials while others escaped trial and punishment (Ending the Silence Over 'Nuremberg”). </text:p>
      <text:p text:style-name="P3"><text:tab/>“Nuremberg” is a controversial film due to its lurid graphics, insidious crimes, and vile exploitations of photos and video taken at camps and at the trial located in Nuremberg. Even though the film was shown in other parts of the world, it is rarely shown in the United States. The reasoning behind the prohibition of the film's showing in the United States is extremely vivid graphics and disturbing of modern day viewers and viewers of the late 1940s. Originally Colonel Eyster found three ways he thought the American footage of the Nuremberg trials could be handled. One theory is that the film could be made and distributed through the Department of State, but was dismissed because it disagrees with the policy of the Department (Minutes of Meeting). Because the Nuremberg Trials is the aftermath of World War II and evidence of the atrocities which occurred in Germany, it is against United States Government policy to show anti-German films in the United States to ensure that no anti-German feelings arise (Army Issues Denial On War Film Story). The United States Army told the newspaper that the Nuremberg Trials would be released on October 1 to libraries across the nation and could be readily accessed by any resident of the United States. Even though there was an offer by Pare Larentz to create the film with proper editing with no cost to the government, it would still be against Government policy to show the film. The Army also stated that the showing of the film would cost $60,000, which is money the government did not have (Army Issues Denial On War Film Story). Still, many believe that the showing of “Nuremberg” would be beneficial for educational purposes. It is apparent that proper editing be done to the Nuremberg Trials film to ensure that adequate information be included, which the Army stated they had asked Frank Capra to do. However, when asked about the invitation to edit the “The Nuremberg Trials,” Capra said he was never asked to work on the film (Army Issues Denial On War Film Story). </text:p>
      <text:p text:style-name="P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yber Discovery</meta:initial-creator>
    <meta:creation-date>2012-07-24T23:36:44</meta:creation-date>
    <dc:date>2012-07-25T07:36:29</dc:date>
    <dc:creator>Cyber Discovery</dc:creator>
    <meta:editing-duration>PT07H44M09S</meta:editing-duration>
    <meta:editing-cycles>9</meta:editing-cycles>
    <meta:generator>OpenOffice.org/3.2$Linux OpenOffice.org_project/320m12$Build-9483</meta:generator>
    <meta:document-statistic meta:table-count="0" meta:image-count="0" meta:object-count="0" meta:page-count="1" meta:paragraph-count="4" meta:word-count="481" meta:character-count="2808"/>
  </office:meta>
</office:document-meta>
</file>